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515dc" officeooo:paragraph-rsid="000515dc"/>
    </style:style>
    <style:style style:name="P2" style:family="paragraph" style:parent-style-name="Text_20_body">
      <style:text-properties officeooo:rsid="000515dc" officeooo:paragraph-rsid="00064335"/>
    </style:style>
    <style:style style:name="P3" style:family="paragraph" style:parent-style-name="Text_20_body">
      <style:text-properties style:text-underline-style="solid" style:text-underline-width="auto" style:text-underline-color="font-color" officeooo:rsid="000725b0" officeooo:paragraph-rsid="000725b0"/>
    </style:style>
    <style:style style:name="P4" style:family="paragraph" style:parent-style-name="Text_20_body">
      <style:text-properties officeooo:rsid="00064335" officeooo:paragraph-rsid="000725b0"/>
    </style:style>
    <style:style style:name="P5" style:family="paragraph" style:parent-style-name="Text_20_body">
      <style:text-properties officeooo:rsid="000725b0" officeooo:paragraph-rsid="000725b0"/>
    </style:style>
    <style:style style:name="P6" style:family="paragraph" style:parent-style-name="Text_20_body">
      <style:text-properties officeooo:rsid="0009d03f" officeooo:paragraph-rsid="0009d03f"/>
    </style:style>
    <style:style style:name="P7" style:family="paragraph" style:parent-style-name="Text_20_body" style:list-style-name="L1">
      <style:text-properties officeooo:rsid="0003acfc" officeooo:paragraph-rsid="0003acfc"/>
    </style:style>
    <style:style style:name="P8" style:family="paragraph" style:parent-style-name="Text_20_body" style:list-style-name="L2">
      <style:text-properties officeooo:rsid="0003acfc" officeooo:paragraph-rsid="0003acfc"/>
    </style:style>
    <style:style style:name="P9" style:family="paragraph" style:parent-style-name="Text_20_body" style:list-style-name="L2">
      <style:text-properties officeooo:rsid="000515dc" officeooo:paragraph-rsid="000515dc"/>
    </style:style>
    <style:style style:name="P10" style:family="paragraph" style:parent-style-name="Text_20_body" style:list-style-name="L2">
      <style:text-properties officeooo:rsid="000725b0" officeooo:paragraph-rsid="000725b0"/>
    </style:style>
    <style:style style:name="P11" style:family="paragraph" style:parent-style-name="Text_20_body" style:list-style-name="L2">
      <style:text-properties officeooo:paragraph-rsid="000725b0"/>
    </style:style>
    <style:style style:name="P12" style:family="paragraph" style:parent-style-name="Text_20_body" style:list-style-name="L2">
      <style:text-properties officeooo:rsid="0007acae" officeooo:paragraph-rsid="0007acae"/>
    </style:style>
    <style:style style:name="P13" style:family="paragraph" style:parent-style-name="Text_20_body" style:list-style-name="L2">
      <style:text-properties officeooo:rsid="000996d5" officeooo:paragraph-rsid="000996d5"/>
    </style:style>
    <style:style style:name="P14" style:family="paragraph" style:parent-style-name="Text_20_body">
      <style:text-properties fo:font-weight="bold" officeooo:rsid="000725b0" officeooo:paragraph-rsid="000725b0" style:font-weight-asian="bold" style:font-weight-complex="bold"/>
    </style:style>
    <style:style style:name="P15" style:family="paragraph" style:parent-style-name="Text_20_body">
      <style:text-properties officeooo:rsid="0007acae" officeooo:paragraph-rsid="0007acae"/>
    </style:style>
    <style:style style:name="P16" style:family="paragraph" style:parent-style-name="Heading_20_1">
      <style:text-properties officeooo:rsid="000996d5" officeooo:paragraph-rsid="000996d5"/>
    </style:style>
    <style:style style:name="P17" style:family="paragraph" style:parent-style-name="Text_20_body">
      <style:text-properties officeooo:rsid="000996d5" officeooo:paragraph-rsid="000996d5"/>
    </style:style>
    <style:style style:name="T1" style:family="text">
      <style:text-properties officeooo:rsid="0003acfc"/>
    </style:style>
    <style:style style:name="T2" style:family="text">
      <style:text-properties officeooo:rsid="00064335"/>
    </style:style>
    <style:style style:name="T3" style:family="text">
      <style:text-properties officeooo:rsid="000996d5"/>
    </style:style>
    <style:style style:name="T4" style:family="text">
      <style:text-properties officeooo:rsid="000725b0"/>
    </style:style>
    <style:style style:name="T5" style:family="text">
      <style:text-properties officeooo:rsid="000515dc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Garage isep, coder</text:span> lab <text:span text:style-name="T1">project</text:span></text:p>
      <text:p text:style-name="Text_20_body"/>
      <text:h text:style-name="P1" text:outline-level="1">Description:</text:h>
      <text:p text:style-name="P2">Make a web app with company used frameworks. The point of this web app is to create kind of a graph of the users and the repositories of github (public ones). <text:span text:style-name="T2">I want the user to be able to start from the name of a repo or a user and then be able to walk through handshakes with a dynamic graph. It’ll use the puclic API of github to get the data. </text:span></text:p>
      <text:p text:style-name="P3">To add if possible:</text:p>
      <text:p text:style-name="P4">First a way to make a search from one user/repo to another user/repo (but scared of the cost in API calls). This would use a personalized <text:span text:style-name="T3">D</text:span>ijsktra algorithm. <text:span text:style-name="T4">(pathfinding)</text:span></text:p>
      <text:p text:style-name="P4">Secondly an auth system with github.</text:p>
      <text:p text:style-name="P5">Thirdly <text:span text:style-name="T2">I can make a scraper that replace the API in case of an overuse of the API</text:span></text:p>
      <text:p text:style-name="P5">fourthly <text:span text:style-name="T2">f I can I’d also like to </text:span>host<text:span text:style-name="T2"> it on my raspberry pi which explain why the use of Rust as a back-end and a caching system (postgre database on an hdd).</text:span></text:p>
      <text:p text:style-name="P5"/>
      <text:p text:style-name="P6">Assistant IA</text:p>
      <text:h text:style-name="Heading_20_1" text:outline-level="1">Stack :</text:h>
      <text:list text:style-name="L1">
        <text:list-item>
          <text:p text:style-name="P7">Front-end : Vue + Vite</text:p>
          <text:list>
            <text:list-item>
              <text:p text:style-name="P7">Vue :</text:p>
              <text:list>
                <text:list-item>
                  <text:p text:style-name="P7">JavaScript framework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8">Used in professional environment </text:p>
                </text:list-item>
                <text:list-item>
                  <text:p text:style-name="P8">Already worked on it + easier to learn </text:p>
                </text:list-item>
                <text:list-item>
                  <text:p text:style-name="P8">Reactive (important)</text:p>
                </text:list-item>
              </text:list>
            </text:list-item>
            <text:list-item>
              <text:p text:style-name="P8">Vite</text:p>
              <text:list>
                <text:list-item>
                  <text:p text:style-name="P8">local dev server</text:p>
                </text:list-item>
                <text:list-item>
                  <text:p text:style-name="P8">made for Vue at first (same guy)</text:p>
                </text:list-item>
                <text:list-item>
                  <text:p text:style-name="P8">doesn’t recompile the whole frontend (just the file) <text:span text:style-name="T5">so its fast (main reason why using it)</text:span></text:p>
                </text:list-item>
              </text:list>
            </text:list-item>
          </text:list>
        </text:list-item>
        <text:list-item>
          <text:p text:style-name="P9">Back-end : Axum</text:p>
          <text:list>
            <text:list-item>
              <text:p text:style-name="P9"><text:soft-page-break/>Rust (cause I wanna learn it + its fast and I’ll put it on my raspberry pi soooooo + less bugs . . .)</text:p>
            </text:list-item>
            <text:list-item>
              <text:p text:style-name="P9">Harder to learn than rocket / node / fastAPI / flask ... </text:p>
            </text:list-item>
            <text:list-item>
              <text:p text:style-name="P9">used by companies / professional → Reason why I took this one instead of rocket</text:p>
            </text:list-item>
            <text:list-item>
              <text:p text:style-name="P9">based on TOKIO, so good for learning tokio (super important when you wanna learn rust) + easier async</text:p>
            </text:list-item>
          </text:list>
        </text:list-item>
        <text:list-item>
          <text:p text:style-name="P9">Database : <text:span text:style-name="T4">Postgre</text:span></text:p>
          <text:list>
            <text:list-item>
              <text:p text:style-name="P9">cause I wanna learn to use it </text:p>
            </text:list-item>
            <text:list-item>
              <text:p text:style-name="P9">Used by a shit load of companies !</text:p>
            </text:list-item>
            <text:list-item>
              <text:p text:style-name="P9">Can handle both sequential data and graphs </text:p>
            </text:list-item>
          </text:list>
        </text:list-item>
        <text:list-item>
          <text:p text:style-name="P9">Cache : <text:span text:style-name="T4">Redis</text:span></text:p>
          <text:list>
            <text:list-item>
              <text:p text:style-name="P10">Makes me able to get less latency in the front end (store the data in ram)</text:p>
            </text:list-item>
            <text:list-item>
              <text:p text:style-name="P10">if I get to host it, makes me able to write on my hdd on time when nobody uses it → basically I can use cache for the current person and when he is done, write everything on the disk</text:p>
            </text:list-item>
            <text:list-item>
              <text:p text:style-name="P10">perfect for temporary graphs !</text:p>
            </text:list-item>
            <text:list-item>
              <text:p text:style-name="P10">Redis is used A LOT</text:p>
            </text:list-item>
          </text:list>
        </text:list-item>
        <text:list-item>
          <text:p text:style-name="P11"><text:span text:style-name="T4">Graphs : </text:span>Cytoscape.js</text:p>
          <text:list>
            <text:list-item>
              <text:p text:style-name="P10">easier to learn that D3.js (I don’t have 10 month to make the project ngl)</text:p>
            </text:list-item>
            <text:list-item>
              <text:p text:style-name="P10">perfect to make graphs (node and links)</text:p>
            </text:list-item>
            <text:list-item>
              <text:p text:style-name="P10">make dynamic graphs → can click on a node and start other queries or make change the graph . . .</text:p>
            </text:list-item>
          </text:list>
        </text:list-item>
        <text:list-item>
          <text:p text:style-name="P12">Dev : </text:p>
          <text:list>
            <text:list-item>
              <text:p text:style-name="P13">4 dev container</text:p>
              <text:list>
                <text:list-item>
                  <text:p text:style-name="P13">1 Vuejs + vite</text:p>
                </text:list-item>
                <text:list-item>
                  <text:p text:style-name="P13">1 axum</text:p>
                </text:list-item>
                <text:list-item>
                  <text:p text:style-name="P13">1 for Redis</text:p>
                </text:list-item>
                <text:list-item>
                  <text:p text:style-name="P13">1 for postgre</text:p>
                </text:list-item>
                <text:list-item>
                  <text:p text:style-name="P13">Makes everything not linked (not too hard to make, I already work a bit with dev container) gotta do some docker compose</text:p>
                </text:list-item>
                <text:list-item>
                  <text:p text:style-name="P13">makes me learn docker (deeper than what I already know)</text:p>
                </text:list-item>
                <text:list-item>
                  <text:p text:style-name="P13"><text:soft-page-break/>Nothing linked → easier debugging, not everything stopped working when 1 is down (in theory, in practice I’m a beginner dev with 2 month and a raspberry pi, not a AWS / kubernetes cloud engineer black belt master )</text:p>
                </text:list-item>
                <text:list-item>
                  <text:p text:style-name="P13">gonna make me think about the networking between the containers like crazy </text:p>
                </text:list-item>
              </text:list>
            </text:list-item>
          </text:list>
        </text:list-item>
      </text:list>
      <text:p text:style-name="P14"><text:span text:style-name="T6">If possible</text:span> </text:p>
      <text:list text:continue-numbering="true" text:style-name="L2">
        <text:list-item>
          <text:p text:style-name="P10">Auth : GithHub Oauth</text:p>
          <text:list>
            <text:list-item>
              <text:p text:style-name="P10">log with github</text:p>
            </text:list-item>
            <text:list-item>
              <text:p text:style-name="P10">I don’t get to manage passwords </text:p>
            </text:list-item>
            <text:list-item>
              <text:p text:style-name="P10">faster to implement </text:p>
            </text:list-item>
          </text:list>
        </text:list-item>
        <text:list-item>
          <text:p text:style-name="P10">Hosting : On my raspberry pi 5 16Go </text:p>
          <text:list>
            <text:list-item>
              <text:p text:style-name="P12">limited ram and cpu → Rust </text:p>
            </text:list-item>
            <text:list-item>
              <text:p text:style-name="P10">Extern HDD for database</text:p>
            </text:list-item>
            <text:list-item>
              <text:p text:style-name="P12">gotta be carefull with the security (probably will host it for the people on my tailscale only, not for the world, just for the test)</text:p>
            </text:list-item>
          </text:list>
        </text:list-item>
      </text:list>
      <text:p text:style-name="P15"/>
      <text:h text:style-name="P16" text:outline-level="1">Results</text:h>
      <text:p text:style-name="P17">If I start to work and make at least the base of it, I can put this on my cv which would be kinda good. It would make me learn lots of tech I never tried before / am a beginner with. I can still continue it at home afterward if I didn’t finish i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4:33:30.975250850</meta:creation-date>
    <dc:date>2026-03-23T19:48:38.961358013</dc:date>
    <meta:editing-duration>PT51M13S</meta:editing-duration>
    <meta:editing-cycles>2</meta:editing-cycles>
    <meta:generator>LibreOffice/25.8.5.2$Linux_X86_64 LibreOffice_project/580$Build-2</meta:generator>
    <meta:document-statistic meta:table-count="0" meta:image-count="0" meta:object-count="0" meta:page-count="3" meta:paragraph-count="59" meta:word-count="697" meta:character-count="3331" meta:non-whitespace-character-count="2725"/>
  </office:meta>
</office:document-meta>
</file>